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MDP USERS</text:p>
      <text:p text:style-name="P2"/>
      <text:p text:style-name="P4"><text:span text:style-name="T6">email : </text:span><text:a xlink:type="simple" xlink:href="mailto:bob@gmail.com" text:style-name="Internet_20_link" text:visited-style-name="Visited_20_Internet_20_Link"><text:span text:style-name="T6">bob@gmail.com</text:span></text:a><text:span text:style-name="T6"> || </text:span><text:span text:style-name="T4">superbob</text:span><text:span text:style-name="T7"> ||</text:span><text:span text:style-name="T6"> psw : superBob=0!</text:span></text:p>
      <text:p text:style-name="P5"><text:span text:style-name="T2">email : </text:span><text:span text:style-name="T3">user@test.com</text:span><text:span text:style-name="T5"> || pseudo : </text:span><text:span text:style-name="T1">userTest</text:span> <text:s/><text:span text:style-name="T5">|| userTest=0!</text:span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1M32S</meta:editing-duration>
    <meta:editing-cycles>15</meta:editing-cycles>
    <meta:generator>OpenOffice/4.1.15$Win32 OpenOffice.org_project/4115m2$Build-9813</meta:generator>
    <dc:date>2025-05-08T20:54:36.23</dc:date>
    <dc:creator>Arnaud Berthollet</dc:creator>
    <meta:document-statistic meta:table-count="0" meta:image-count="0" meta:object-count="0" meta:page-count="1" meta:paragraph-count="3" meta:word-count="20" meta:character-count="121"/>
    <meta:user-defined meta:name="Info 1"/>
    <meta:user-defined meta:name="Info 2"/>
    <meta:user-defined meta:name="Info 3"/>
    <meta:user-defined meta:name="Info 4"/>
  </office:meta>
</office:document-meta>
</file>